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893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4.411cm"/>
    </style:style>
    <style:style style:name="co10" style:family="table-column">
      <style:table-column-properties fo:break-before="auto" style:column-width="4.383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4000" fo:border="0.06pt solid #000000"/>
    </style:style>
    <style:style style:name="ce3" style:family="table-cell" style:parent-style-name="Default">
      <style:table-cell-properties fo:background-color="#ffbf00" fo:border="0.06pt solid #000000"/>
    </style:style>
    <style:style style:name="ce4" style:family="table-cell" style:parent-style-name="Default">
      <style:table-cell-properties fo:background-color="#81d41a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6cm" svg:height="9.004cm" svg:x="42.228cm" svg:y="1.647cm">
            <draw:object draw:notify-on-update-of-ranges="Feuille1.B2:Feuille1.B17 Feuille1.I1:Feuille1.I1 Feuille1.I2:Feuille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9.004cm" svg:x="42.503cm" svg:y="12.511cm">
            <draw:object draw:notify-on-update-of-ranges="Feuille1.B2:Feuille1.B17 Feuille1.J1:Feuille1.J1 Feuille1.J2:Feuille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 calcext:value-type="string">
            <text:p>nbre ech</text:p>
          </table:table-cell>
          <table:table-cell table:style-name="ce1" office:value-type="string" calcext:value-type="string">
            <text:p>temps echantillonnage (s) <text:s/>(Te = 10 ms)</text:p>
          </table:table-cell>
          <table:table-cell table:style-name="ce5" office:value-type="string" calcext:value-type="string" table:number-columns-spanned="5" table:number-rows-spanned="1">
            <text:p>temps calcul (ms)</text:p>
          </table:table-cell>
          <table:covered-table-cell table:number-columns-repeated="4"/>
          <table:table-cell office:value-type="string" calcext:value-type="string">
            <text:p>moyenne</text:p>
          </table:table-cell>
          <table:table-cell office:value-type="string" calcext:value-type="string">
            <text:p>% temps d’échantillonn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2;[.A2])" office:value-type="float" office:value="2" calcext:value-type="float">
            <text:p>2</text:p>
          </table:table-cell>
          <table:table-cell table:style-name="ce2" table:formula="of:=[.B2]*0.01" office:value-type="float" office:value="0.02" calcext:value-type="float">
            <text:p>0,02</text:p>
          </table:table-cell>
          <table:table-cell office:value-type="float" office:value="9.70500000039465" calcext:value-type="float">
            <text:p>9,70500000039465</text:p>
          </table:table-cell>
          <table:table-cell office:value-type="float" office:value="10.1200000026438" calcext:value-type="float">
            <text:p>10,1200000026438</text:p>
          </table:table-cell>
          <table:table-cell office:value-type="float" office:value="10.1399999985006" calcext:value-type="float">
            <text:p>10,1399999985006</text:p>
          </table:table-cell>
          <table:table-cell office:value-type="float" office:value="27.5150000015856" calcext:value-type="float">
            <text:p>27,5150000015856</text:p>
          </table:table-cell>
          <table:table-cell office:value-type="float" office:value="9.69999999870197" calcext:value-type="float">
            <text:p>9,69999999870197</text:p>
          </table:table-cell>
          <table:table-cell table:formula="of:=SUM([.D2:.H3])/5" office:value-type="float" office:value="26.6739999991842" calcext:value-type="float">
            <text:p>26,6739999991842</text:p>
          </table:table-cell>
          <table:table-cell table:formula="of:=100*[.I2]/(1000*[.C2])" office:value-type="float" office:value="133.369999995921" calcext:value-type="float">
            <text:p>133,369999995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2;[.A3])" office:value-type="float" office:value="4" calcext:value-type="float">
            <text:p>4</text:p>
          </table:table-cell>
          <table:table-cell table:style-name="ce2" table:formula="of:=[.B3]*0.01" office:value-type="float" office:value="0.04" calcext:value-type="float">
            <text:p>0,04</text:p>
          </table:table-cell>
          <table:table-cell office:value-type="float" office:value="10.4349999965052" calcext:value-type="float">
            <text:p>10,4349999965052</text:p>
          </table:table-cell>
          <table:table-cell office:value-type="float" office:value="10.389999999461" calcext:value-type="float">
            <text:p>10,389999999461</text:p>
          </table:table-cell>
          <table:table-cell office:value-type="float" office:value="17.7750000002561" calcext:value-type="float">
            <text:p>17,7750000002561</text:p>
          </table:table-cell>
          <table:table-cell office:value-type="float" office:value="17.2999999995227" calcext:value-type="float">
            <text:p>17,2999999995227</text:p>
          </table:table-cell>
          <table:table-cell office:value-type="float" office:value="10.2899999983492" calcext:value-type="float">
            <text:p>10,2899999983492</text:p>
          </table:table-cell>
          <table:table-cell table:formula="of:=SUM([.D3:.H4])/5" office:value-type="float" office:value="27.6090000006661" calcext:value-type="float">
            <text:p>27,6090000006661</text:p>
          </table:table-cell>
          <table:table-cell table:formula="of:=100*[.I3]/(1000*[.C3])" office:value-type="float" office:value="69.0225000016653" calcext:value-type="float">
            <text:p>69,02250000166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2;[.A4])" office:value-type="float" office:value="8" calcext:value-type="float">
            <text:p>8</text:p>
          </table:table-cell>
          <table:table-cell table:style-name="ce2" table:formula="of:=[.B4]*0.01" office:value-type="float" office:value="0.08" calcext:value-type="float">
            <text:p>0,08</text:p>
          </table:table-cell>
          <table:table-cell office:value-type="float" office:value="25.3050000028452" calcext:value-type="float">
            <text:p>25,3050000028452</text:p>
          </table:table-cell>
          <table:table-cell office:value-type="float" office:value="10.9250000023167" calcext:value-type="float">
            <text:p>10,9250000023167</text:p>
          </table:table-cell>
          <table:table-cell office:value-type="float" office:value="10.7800000005227" calcext:value-type="float">
            <text:p>10,7800000005227</text:p>
          </table:table-cell>
          <table:table-cell office:value-type="float" office:value="10.6450000021141" calcext:value-type="float">
            <text:p>10,6450000021141</text:p>
          </table:table-cell>
          <table:table-cell office:value-type="float" office:value="14.2000000014377" calcext:value-type="float">
            <text:p>14,2000000014377</text:p>
          </table:table-cell>
          <table:table-cell table:formula="of:=SUM([.D4:.H5])/5" office:value-type="float" office:value="28.3110000018496" calcext:value-type="float">
            <text:p>28,3110000018496</text:p>
          </table:table-cell>
          <table:table-cell table:formula="of:=100*[.I4]/(1000*[.C4])" office:value-type="float" office:value="35.388750002312" calcext:value-type="float">
            <text:p>35,388750002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2;[.A5])" office:value-type="float" office:value="16" calcext:value-type="float">
            <text:p>16</text:p>
          </table:table-cell>
          <table:table-cell table:style-name="ce2" table:formula="of:=[.B5]*0.01" office:value-type="float" office:value="0.16" calcext:value-type="float">
            <text:p>0,16</text:p>
          </table:table-cell>
          <table:table-cell office:value-type="float" office:value="15.4450000009092" calcext:value-type="float">
            <text:p>15,4450000009092</text:p>
          </table:table-cell>
          <table:table-cell office:value-type="float" office:value="14.4250000012107" calcext:value-type="float">
            <text:p>14,4250000012107</text:p>
          </table:table-cell>
          <table:table-cell office:value-type="float" office:value="12.0299999980489" calcext:value-type="float">
            <text:p>12,0299999980489</text:p>
          </table:table-cell>
          <table:table-cell office:value-type="float" office:value="14.7050000014133" calcext:value-type="float">
            <text:p>14,7050000014133</text:p>
          </table:table-cell>
          <table:table-cell office:value-type="float" office:value="13.0949999984296" calcext:value-type="float">
            <text:p>13,0949999984296</text:p>
          </table:table-cell>
          <table:table-cell table:formula="of:=SUM([.D5:.H6])/5" office:value-type="float" office:value="30.1579999999376" calcext:value-type="float">
            <text:p>30,1579999999376</text:p>
          </table:table-cell>
          <table:table-cell table:formula="of:=100*[.I5]/(1000*[.C5])" office:value-type="float" office:value="18.848749999961" calcext:value-type="float">
            <text:p>18,848749999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2;[.A6])" office:value-type="float" office:value="32" calcext:value-type="float">
            <text:p>32</text:p>
          </table:table-cell>
          <table:table-cell table:style-name="ce2" table:formula="of:=[.B6]*0.01" office:value-type="float" office:value="0.32" calcext:value-type="float">
            <text:p>0,32</text:p>
          </table:table-cell>
          <table:table-cell office:value-type="float" office:value="15.2249999991909" calcext:value-type="float">
            <text:p>15,2249999991909</text:p>
          </table:table-cell>
          <table:table-cell office:value-type="float" office:value="13.7599999980011" calcext:value-type="float">
            <text:p>13,7599999980011</text:p>
          </table:table-cell>
          <table:table-cell office:value-type="float" office:value="17.8849999974773" calcext:value-type="float">
            <text:p>17,8849999974773</text:p>
          </table:table-cell>
          <table:table-cell office:value-type="float" office:value="13.7400000021444" calcext:value-type="float">
            <text:p>13,7400000021444</text:p>
          </table:table-cell>
          <table:table-cell office:value-type="float" office:value="20.4800000028627" calcext:value-type="float">
            <text:p>20,4800000028627</text:p>
          </table:table-cell>
          <table:table-cell table:formula="of:=SUM([.D6:.H7])/5" office:value-type="float" office:value="35.4969999993045" calcext:value-type="float">
            <text:p>35,4969999993045</text:p>
          </table:table-cell>
          <table:table-cell table:formula="of:=100*[.I6]/(1000*[.C6])" office:value-type="float" office:value="11.0928124997827" calcext:value-type="float">
            <text:p>11,0928124997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2;[.A7])" office:value-type="float" office:value="64" calcext:value-type="float">
            <text:p>64</text:p>
          </table:table-cell>
          <table:table-cell table:style-name="ce2" table:formula="of:=[.B7]*0.01" office:value-type="float" office:value="0.64" calcext:value-type="float">
            <text:p>0,64</text:p>
          </table:table-cell>
          <table:table-cell office:value-type="float" office:value="17.9750000024796" calcext:value-type="float">
            <text:p>17,9750000024796</text:p>
          </table:table-cell>
          <table:table-cell office:value-type="float" office:value="20.3599999986181" calcext:value-type="float">
            <text:p>20,3599999986181</text:p>
          </table:table-cell>
          <table:table-cell office:value-type="float" office:value="17.6749999991443" calcext:value-type="float">
            <text:p>17,6749999991443</text:p>
          </table:table-cell>
          <table:table-cell office:value-type="float" office:value="19.2749999987427" calcext:value-type="float">
            <text:p>19,2749999987427</text:p>
          </table:table-cell>
          <table:table-cell office:value-type="float" office:value="21.1099999978614" calcext:value-type="float">
            <text:p>21,1099999978614</text:p>
          </table:table-cell>
          <table:table-cell table:formula="of:=SUM([.D7:.H8])/5" office:value-type="float" office:value="46.4559999985795" calcext:value-type="float">
            <text:p>46,4559999985795</text:p>
          </table:table-cell>
          <table:table-cell table:formula="of:=100*[.I7]/(1000*[.C7])" office:value-type="float" office:value="7.25874999977804" calcext:value-type="float">
            <text:p>7,258749999778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2;[.A8])" office:value-type="float" office:value="128" calcext:value-type="float">
            <text:p>128</text:p>
          </table:table-cell>
          <table:table-cell table:style-name="ce2" table:formula="of:=[.B8]*0.01" office:value-type="float" office:value="1.28" calcext:value-type="float">
            <text:p>1,28</text:p>
          </table:table-cell>
          <table:table-cell office:value-type="float" office:value="27.8399999988324" calcext:value-type="float">
            <text:p>27,8399999988324</text:p>
          </table:table-cell>
          <table:table-cell office:value-type="float" office:value="32.1049999984098" calcext:value-type="float">
            <text:p>32,1049999984098</text:p>
          </table:table-cell>
          <table:table-cell office:value-type="float" office:value="25.3699999993842" calcext:value-type="float">
            <text:p>25,3699999993842</text:p>
          </table:table-cell>
          <table:table-cell office:value-type="float" office:value="25.3199999970093" calcext:value-type="float">
            <text:p>25,3199999970093</text:p>
          </table:table-cell>
          <table:table-cell office:value-type="float" office:value="25.2500000024156" calcext:value-type="float">
            <text:p>25,2500000024156</text:p>
          </table:table-cell>
          <table:table-cell table:formula="of:=SUM([.D8:.H9])/5" office:value-type="float" office:value="73.5209999984363" calcext:value-type="float">
            <text:p>73,5209999984363</text:p>
          </table:table-cell>
          <table:table-cell table:formula="of:=100*[.I8]/(1000*[.C8])" office:value-type="float" office:value="5.74382812487784" calcext:value-type="float">
            <text:p>5,74382812487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2;[.A9])" office:value-type="float" office:value="256" calcext:value-type="float">
            <text:p>256</text:p>
          </table:table-cell>
          <table:table-cell table:style-name="ce3" table:formula="of:=[.B9]*0.01" office:value-type="float" office:value="2.56" calcext:value-type="float">
            <text:p>2,56</text:p>
          </table:table-cell>
          <table:table-cell office:value-type="float" office:value="50.0599999977567" calcext:value-type="float">
            <text:p>50,0599999977567</text:p>
          </table:table-cell>
          <table:table-cell office:value-type="float" office:value="48.7600000014936" calcext:value-type="float">
            <text:p>48,7600000014936</text:p>
          </table:table-cell>
          <table:table-cell office:value-type="float" office:value="41.1199999980454" calcext:value-type="float">
            <text:p>41,1199999980454</text:p>
          </table:table-cell>
          <table:table-cell office:value-type="float" office:value="41.6299999997136" calcext:value-type="float">
            <text:p>41,6299999997136</text:p>
          </table:table-cell>
          <table:table-cell office:value-type="float" office:value="50.1499999991211" calcext:value-type="float">
            <text:p>50,1499999991211</text:p>
          </table:table-cell>
          <table:table-cell table:formula="of:=SUM([.D9:.H10])/5" office:value-type="float" office:value="100.909999998112" calcext:value-type="float">
            <text:p>100,909999998112</text:p>
          </table:table-cell>
          <table:table-cell table:formula="of:=100*[.I9]/(1000*[.C9])" office:value-type="float" office:value="3.94179687492624" calcext:value-type="float">
            <text:p>3,941796874926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2;[.A10])" office:value-type="float" office:value="512" calcext:value-type="float">
            <text:p>512</text:p>
          </table:table-cell>
          <table:table-cell table:formula="of:=[.B10]*0.01" office:value-type="float" office:value="5.12" calcext:value-type="float">
            <text:p>5,12</text:p>
          </table:table-cell>
          <table:table-cell office:value-type="float" office:value="53.4449999977369" calcext:value-type="float">
            <text:p>53,4449999977369</text:p>
          </table:table-cell>
          <table:table-cell office:value-type="float" office:value="68.5449999982666" calcext:value-type="float">
            <text:p>68,5449999982666</text:p>
          </table:table-cell>
          <table:table-cell office:value-type="float" office:value="51.885000000766" calcext:value-type="float">
            <text:p>51,885000000766</text:p>
          </table:table-cell>
          <table:table-cell office:value-type="float" office:value="50.5749999974796" calcext:value-type="float">
            <text:p>50,5749999974796</text:p>
          </table:table-cell>
          <table:table-cell office:value-type="float" office:value="48.3800000001793" calcext:value-type="float">
            <text:p>48,3800000001793</text:p>
          </table:table-cell>
          <table:table-cell table:formula="of:=SUM([.D10:.H11])/5" office:value-type="float" office:value="138.542999998754" calcext:value-type="float">
            <text:p>138,542999998754</text:p>
          </table:table-cell>
          <table:table-cell table:formula="of:=100*[.I10]/(1000*[.C10])" office:value-type="float" office:value="2.70591796872566" calcext:value-type="float">
            <text:p>2,705917968725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2;[.A11])" office:value-type="float" office:value="1024" calcext:value-type="float">
            <text:p>1024</text:p>
          </table:table-cell>
          <table:table-cell table:formula="of:=[.B11]*0.01" office:value-type="float" office:value="10.24" calcext:value-type="float">
            <text:p>10,24</text:p>
          </table:table-cell>
          <table:table-cell office:value-type="float" office:value="65.4299999987416" calcext:value-type="float">
            <text:p>65,4299999987416</text:p>
          </table:table-cell>
          <table:table-cell office:value-type="float" office:value="81.1700000012934" calcext:value-type="float">
            <text:p>81,1700000012934</text:p>
          </table:table-cell>
          <table:table-cell office:value-type="float" office:value="69.4199999998091" calcext:value-type="float">
            <text:p>69,4199999998091</text:p>
          </table:table-cell>
          <table:table-cell office:value-type="float" office:value="138.644999999087" calcext:value-type="float">
            <text:p>138,644999999087</text:p>
          </table:table-cell>
          <table:table-cell office:value-type="float" office:value="65.2200000004086" calcext:value-type="float">
            <text:p>65,2200000004086</text:p>
          </table:table-cell>
          <table:table-cell table:formula="of:=SUM([.D11:.H12])/5" office:value-type="float" office:value="186.735999999655" calcext:value-type="float">
            <text:p>186,735999999655</text:p>
          </table:table-cell>
          <table:table-cell table:formula="of:=100*[.I11]/(1000*[.C11])" office:value-type="float" office:value="1.82359374999663" calcext:value-type="float">
            <text:p>1,82359374999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2;[.A12])" office:value-type="float" office:value="2048" calcext:value-type="float">
            <text:p>2048</text:p>
          </table:table-cell>
          <table:table-cell table:formula="of:=[.B12]*0.01" office:value-type="float" office:value="20.48" calcext:value-type="float">
            <text:p>20,48</text:p>
          </table:table-cell>
          <table:table-cell office:value-type="float" office:value="103.054999999586" calcext:value-type="float">
            <text:p>103,054999999586</text:p>
          </table:table-cell>
          <table:table-cell office:value-type="float" office:value="117.184999999154" calcext:value-type="float">
            <text:p>117,184999999154</text:p>
          </table:table-cell>
          <table:table-cell office:value-type="float" office:value="89.1950000004726" calcext:value-type="float">
            <text:p>89,1950000004726</text:p>
          </table:table-cell>
          <table:table-cell office:value-type="float" office:value="110.450000000128" calcext:value-type="float">
            <text:p>110,450000000128</text:p>
          </table:table-cell>
          <table:table-cell office:value-type="float" office:value="93.909999999596" calcext:value-type="float">
            <text:p>93,909999999596</text:p>
          </table:table-cell>
          <table:table-cell table:formula="of:=SUM([.D12:.H13])/5" office:value-type="float" office:value="272.25599999947" calcext:value-type="float">
            <text:p>272,25599999947</text:p>
          </table:table-cell>
          <table:table-cell table:formula="of:=100*[.I12]/(1000*[.C12])" office:value-type="float" office:value="1.32937499999741" calcext:value-type="float">
            <text:p>1,329374999997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2;[.A13])" office:value-type="float" office:value="4096" calcext:value-type="float">
            <text:p>4096</text:p>
          </table:table-cell>
          <table:table-cell table:formula="of:=[.B13]*0.01" office:value-type="float" office:value="40.96" calcext:value-type="float">
            <text:p>40,96</text:p>
          </table:table-cell>
          <table:table-cell office:value-type="float" office:value="176.244999998744" calcext:value-type="float">
            <text:p>176,244999998744</text:p>
          </table:table-cell>
          <table:table-cell office:value-type="float" office:value="165.909999999712" calcext:value-type="float">
            <text:p>165,909999999712</text:p>
          </table:table-cell>
          <table:table-cell office:value-type="float" office:value="151.820000002772" calcext:value-type="float">
            <text:p>151,820000002772</text:p>
          </table:table-cell>
          <table:table-cell office:value-type="float" office:value="179.259999997157" calcext:value-type="float">
            <text:p>179,259999997157</text:p>
          </table:table-cell>
          <table:table-cell office:value-type="float" office:value="174.250000000029" calcext:value-type="float">
            <text:p>174,250000000029</text:p>
          </table:table-cell>
          <table:table-cell table:formula="of:=SUM([.D13:.H14])/5" office:value-type="float" office:value="464.40400000065" calcext:value-type="float">
            <text:p>464,40400000065</text:p>
          </table:table-cell>
          <table:table-cell table:formula="of:=100*[.I13]/(1000*[.C13])" office:value-type="float" office:value="1.13379882812659" calcext:value-type="float">
            <text:p>1,133798828126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2;[.A14])" office:value-type="float" office:value="8192" calcext:value-type="float">
            <text:p>8192</text:p>
          </table:table-cell>
          <table:table-cell table:formula="of:=[.B14]*0.01" office:value-type="float" office:value="81.92" calcext:value-type="float">
            <text:p>81,92</text:p>
          </table:table-cell>
          <table:table-cell office:value-type="float" office:value="371.040000001813" calcext:value-type="float">
            <text:p>371,040000001813</text:p>
          </table:table-cell>
          <table:table-cell office:value-type="float" office:value="303.879999999481" calcext:value-type="float">
            <text:p>303,879999999481</text:p>
          </table:table-cell>
          <table:table-cell office:value-type="float" office:value="262.565000000905" calcext:value-type="float">
            <text:p>262,565000000905</text:p>
          </table:table-cell>
          <table:table-cell office:value-type="float" office:value="278.540000002977" calcext:value-type="float">
            <text:p>278,540000002977</text:p>
          </table:table-cell>
          <table:table-cell office:value-type="float" office:value="258.50999999966" calcext:value-type="float">
            <text:p>258,50999999966</text:p>
          </table:table-cell>
          <table:table-cell table:formula="of:=SUM([.D14:.H15])/5" office:value-type="float" office:value="725.414000000456" calcext:value-type="float">
            <text:p>725,414000000456</text:p>
          </table:table-cell>
          <table:table-cell table:formula="of:=100*[.I14]/(1000*[.C14])" office:value-type="float" office:value="0.885515136719306" calcext:value-type="float">
            <text:p>0,885515136719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2;[.A15])" office:value-type="float" office:value="16384" calcext:value-type="float">
            <text:p>16384</text:p>
          </table:table-cell>
          <table:table-cell table:formula="of:=[.B15]*0.01" office:value-type="float" office:value="163.84" calcext:value-type="float">
            <text:p>163,84</text:p>
          </table:table-cell>
          <table:table-cell office:value-type="float" office:value="427.309999999125" calcext:value-type="float">
            <text:p>427,309999999125</text:p>
          </table:table-cell>
          <table:table-cell office:value-type="float" office:value="425.100000000384" calcext:value-type="float">
            <text:p>425,100000000384</text:p>
          </table:table-cell>
          <table:table-cell office:value-type="float" office:value="419.519999999466" calcext:value-type="float">
            <text:p>419,519999999466</text:p>
          </table:table-cell>
          <table:table-cell office:value-type="float" office:value="430.004999998346" calcext:value-type="float">
            <text:p>430,004999998346</text:p>
          </table:table-cell>
          <table:table-cell office:value-type="float" office:value="450.600000000122" calcext:value-type="float">
            <text:p>450,600000000122</text:p>
          </table:table-cell>
          <table:table-cell table:formula="of:=SUM([.D15:.H16])/5" office:value-type="float" office:value="1286.56000000046" calcext:value-type="float">
            <text:p>1286,56000000046</text:p>
          </table:table-cell>
          <table:table-cell table:formula="of:=100*[.I15]/(1000*[.C15])" office:value-type="float" office:value="0.785253906250283" calcext:value-type="float">
            <text:p>0,7852539062502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2;[.A16])" office:value-type="float" office:value="32768" calcext:value-type="float">
            <text:p>32768</text:p>
          </table:table-cell>
          <table:table-cell table:formula="of:=[.B16]*0.01" office:value-type="float" office:value="327.68" calcext:value-type="float">
            <text:p>327,68</text:p>
          </table:table-cell>
          <table:table-cell office:value-type="float" office:value="1138.96500000192" calcext:value-type="float">
            <text:p>1138,96500000192</text:p>
          </table:table-cell>
          <table:table-cell office:value-type="float" office:value="736.254999999801" calcext:value-type="float">
            <text:p>736,254999999801</text:p>
          </table:table-cell>
          <table:table-cell office:value-type="float" office:value="782.985000001645" calcext:value-type="float">
            <text:p>782,985000001645</text:p>
          </table:table-cell>
          <table:table-cell office:value-type="float" office:value="789.199999999255" calcext:value-type="float">
            <text:p>789,199999999255</text:p>
          </table:table-cell>
          <table:table-cell office:value-type="float" office:value="832.860000002256" calcext:value-type="float">
            <text:p>832,860000002256</text:p>
          </table:table-cell>
          <table:table-cell table:formula="of:=SUM([.D16:.H17])/5" office:value-type="float" office:value="2108.39600000036" calcext:value-type="float">
            <text:p>2108,39600000036</text:p>
          </table:table-cell>
          <table:table-cell table:formula="of:=100*[.I16]/(1000*[.C16])" office:value-type="float" office:value="0.643431396484484" calcext:value-type="float">
            <text:p>0,643431396484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2;[.A17])" office:value-type="float" office:value="65536" calcext:value-type="float">
            <text:p>65536</text:p>
          </table:table-cell>
          <table:table-cell table:formula="of:=[.B17]*0.01" office:value-type="float" office:value="655.36" calcext:value-type="float">
            <text:p>655,36</text:p>
          </table:table-cell>
          <table:table-cell office:value-type="float" office:value="1226.87500000029" calcext:value-type="float">
            <text:p>1226,87500000029</text:p>
          </table:table-cell>
          <table:table-cell office:value-type="float" office:value="1294.42000000199" calcext:value-type="float">
            <text:p>1294,42000000199</text:p>
          </table:table-cell>
          <table:table-cell office:value-type="float" office:value="1239.80999999912" calcext:value-type="float">
            <text:p>1239,80999999912</text:p>
          </table:table-cell>
          <table:table-cell office:value-type="float" office:value="1258.63499999832" calcext:value-type="float">
            <text:p>1258,63499999832</text:p>
          </table:table-cell>
          <table:table-cell table:style-name="ce6" office:value-type="float" office:value="1241.97499999718" calcext:value-type="float">
            <text:p>1241,97499999718</text:p>
          </table:table-cell>
          <table:table-cell table:formula="of:=SUM([.D17:.H18])/5" office:value-type="float" office:value="1252.34299999938" calcext:value-type="float">
            <text:p>1252,34299999938</text:p>
          </table:table-cell>
          <table:table-cell table:formula="of:=100*[.I17]/(1000*[.C17])" office:value-type="float" office:value="0.19109237670889" calcext:value-type="float">
            <text:p>0,19109237670889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|→ temps pour capter une periode de pas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7:59:23.885620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6:30:28.386210306</meta:creation-date>
    <dc:date>2020-11-22T17:15:48.205929344</dc:date>
    <meta:editing-duration>PT14M26S</meta:editing-duration>
    <meta:editing-cycles>5</meta:editing-cycles>
    <meta:generator>LibreOffice/6.4.7.2$Linux_X86_64 LibreOffice_project/40$Build-2</meta:generator>
    <meta:document-statistic meta:table-count="1" meta:cell-count="1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2.149cm" svg:y="0.316cm" chart:style-name="ch2">
          <text:p>temps de calcul (ms) en fonction du nombre d’échantillons</text:p>
        </chart:title>
        <chart:plot-area chart:style-name="ch3" table:cell-range-address="Feuille1.B2:Feuille1.B17 Feuille1.I1:Feuille1.I17" chart:data-source-has-labels="row" svg:x="0.32cm" svg:y="1.275cm" svg:width="15.361cm" svg:height="7.55cm">
          <chartooo:coordinate-region svg:x="1.312cm" svg:y="1.474cm" svg:width="13.904cm" svg:height="6.70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I2:Feuille1.I17" chart:label-cell-address="Feuille1.I1:Feuille1.I1" chart:class="chart:scatter">
            <chart:domain table:cell-range-address="Feuille1.B2:Feuille1.B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oyenne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:Feuille1.B17</svg:desc>
                </draw:g>
              </table:table-cell>
              <table:table-cell office:value-type="float" office:value="26.6739999991842">
                <text:p>26.6739999991842</text:p>
                <draw:g>
                  <svg:desc>Feuille1.I2:Feuille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7.6090000006661">
                <text:p>27.6090000006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8.3110000018496">
                <text:p>28.311000001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0.1579999999376">
                <text:p>30.1579999999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35.4969999993045">
                <text:p>35.496999999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46.4559999985795">
                <text:p>46.4559999985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73.5209999984363">
                <text:p>73.5209999984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0.909999998112">
                <text:p>100.909999998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138.542999998754">
                <text:p>138.542999998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86.735999999655">
                <text:p>186.735999999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272.25599999947">
                <text:p>272.25599999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464.40400000065">
                <text:p>464.40400000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725.414000000456">
                <text:p>725.414000000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1286.56000000046">
                <text:p>1286.560000000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2108.39600000036">
                <text:p>2108.396000000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1252.34299999938">
                <text:p>1252.342999999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1.289cm" svg:y="0.316cm" chart:style-name="ch2">
          <text:p>% du temps d’échantillonnage en fonction du nombre d’échantillons</text:p>
        </chart:title>
        <chart:plot-area chart:style-name="ch3" table:cell-range-address="Feuille1.B2:Feuille1.B17 Feuille1.J1:Feuille1.J17" chart:data-source-has-labels="row" svg:x="0.32cm" svg:y="1.275cm" svg:width="15.361cm" svg:height="7.55cm">
          <chartooo:coordinate-region svg:x="0.941cm" svg:y="1.474cm" svg:width="13.997cm" svg:height="6.70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euille1.J2:Feuille1.J17" chart:label-cell-address="Feuille1.J1:Feuille1.J1" chart:class="chart:scatter">
            <chart:domain table:cell-range-address="Feuille1.B2:Feuille1.B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% temps d’échantillonnage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Feuille1.B2:Feuille1.B17</svg:desc>
                </draw:g>
              </table:table-cell>
              <table:table-cell office:value-type="float" office:value="133.369999995921">
                <text:p>133.369999995921</text:p>
                <draw:g>
                  <svg:desc>Feuille1.J2:Feuille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9.0225000016653">
                <text:p>69.0225000016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5.388750002312">
                <text:p>35.388750002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.848749999961">
                <text:p>18.84874999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1.0928124997827">
                <text:p>11.0928124997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7.25874999977804">
                <text:p>7.25874999977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5.74382812487784">
                <text:p>5.74382812487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3.94179687492624">
                <text:p>3.9417968749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2">
                <text:p>512</text:p>
              </table:table-cell>
              <table:table-cell office:value-type="float" office:value="2.70591796872566">
                <text:p>2.705917968725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1.82359374999663">
                <text:p>1.823593749996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48">
                <text:p>2048</text:p>
              </table:table-cell>
              <table:table-cell office:value-type="float" office:value="1.32937499999741">
                <text:p>1.329374999997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96">
                <text:p>4096</text:p>
              </table:table-cell>
              <table:table-cell office:value-type="float" office:value="1.13379882812659">
                <text:p>1.1337988281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92">
                <text:p>8192</text:p>
              </table:table-cell>
              <table:table-cell office:value-type="float" office:value="0.885515136719306">
                <text:p>0.885515136719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384">
                <text:p>16384</text:p>
              </table:table-cell>
              <table:table-cell office:value-type="float" office:value="0.785253906250283">
                <text:p>0.785253906250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768">
                <text:p>32768</text:p>
              </table:table-cell>
              <table:table-cell office:value-type="float" office:value="0.643431396484484">
                <text:p>0.643431396484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536">
                <text:p>65536</text:p>
              </table:table-cell>
              <table:table-cell office:value-type="float" office:value="0.19109237670889">
                <text:p>0.19109237670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